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280000001D7EDCCC7750421CC2.gif" manifest:media-type="image/gif"/>
  <manifest:file-entry manifest:full-path="Pictures/10000200000000280000001BAE14D6DEC533F2B8.gif" manifest:media-type="image/gif"/>
  <manifest:file-entry manifest:full-path="Pictures/10000200000000E80000001DDF341DB99A84AE74.gif" manifest:media-type="image/gif"/>
  <manifest:file-entry manifest:full-path="Pictures/10000200000000280000001D6BC2BD36068A6277.gif" manifest:media-type="image/gif"/>
  <manifest:file-entry manifest:full-path="Pictures/10000200000000280000001BC268404EEE448160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tahoma" svg:font-family="tahoma, 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0185" officeooo:paragraph-rsid="00190185"/>
    </style:style>
    <style:style style:name="P2" style:family="paragraph" style:parent-style-name="Standard">
      <style:paragraph-properties fo:text-align="start" style:justify-single-word="false"/>
      <style:text-properties officeooo:rsid="00190185" officeooo:paragraph-rsid="00190185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90185" officeooo:paragraph-rsid="00190185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-0.3cm" fo:margin-right="0cm" fo:text-align="start" style:justify-single-word="false" fo:text-indent="0cm" style:auto-text-indent="false" style:page-number="auto" fo:background-color="transparent"/>
      <style:text-properties officeooo:rsid="00190185" officeooo:paragraph-rsid="00190185"/>
    </style:style>
    <style:style style:name="P5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officeooo:rsid="00190185" officeooo:paragraph-rsid="00190185"/>
    </style:style>
    <style:style style:name="P6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officeooo:rsid="00190185" officeooo:paragraph-rsid="00198919"/>
    </style:style>
    <style:style style:name="P7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officeooo:rsid="00190185" officeooo:paragraph-rsid="00190185"/>
    </style:style>
    <style:style style:name="P8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bold" officeooo:rsid="00190185" officeooo:paragraph-rsid="00198919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bold" officeooo:rsid="001fe6a7" officeooo:paragraph-rsid="001fe6a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bold" officeooo:paragraph-rsid="001a7e66"/>
    </style:style>
    <style:style style:name="P11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bold" officeooo:paragraph-rsid="001b5d20"/>
    </style:style>
    <style:style style:name="P12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officeooo:paragraph-rsid="001b5d20"/>
    </style:style>
    <style:style style:name="P13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normal" officeooo:rsid="001d9b1b" officeooo:paragraph-rsid="001d9b1b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normal" officeooo:paragraph-rsid="001d9b1b"/>
    </style:style>
    <style:style style:name="P15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weight="normal" officeooo:paragraph-rsid="001fe6a7"/>
    </style:style>
    <style:style style:name="P16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officeooo:paragraph-rsid="002126fa"/>
    </style:style>
    <style:style style:name="P17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officeooo:paragraph-rsid="00229126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7d47d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officeooo:paragraph-rsid="0024780f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officeooo:paragraph-rsid="0027fe38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Liberation Serif" fo:font-size="12pt" fo:letter-spacing="normal" fo:font-style="normal" fo:font-weight="normal" officeooo:paragraph-rsid="0027d47d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fo:background-color="#ffffff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Liberation Serif" officeooo:paragraph-rsid="0027d47d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333333" style:font-name="Open Sans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officeooo:paragraph-rsid="0025bf3f"/>
    </style:style>
    <style:style style:name="P30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Liberation Mono" fo:font-size="12pt" fo:letter-spacing="normal" fo:font-style="normal" fo:font-weight="normal" officeooo:rsid="001a7e66" officeooo:paragraph-rsid="001b5d20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1a7e66" officeooo:paragraph-rsid="001b5d20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1e306f" officeooo:paragraph-rsid="001d9b1b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1fe6a7" officeooo:paragraph-rsid="001fe6a7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paragraph-rsid="002126fa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29126" officeooo:paragraph-rsid="00229126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normal" officeooo:rsid="00229126" officeooo:paragraph-rsid="0024780f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bold" officeooo:rsid="001c068e" officeooo:paragraph-rsid="001c068e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-0.3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normal" fo:font-weight="bold" officeooo:rsid="00229126" officeooo:paragraph-rsid="002126fa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-0.3cm" fo:margin-right="0cm" fo:text-align="justify" style:justify-single-word="false" fo:text-indent="0cm" style:auto-text-indent="false" fo:background-color="transparent"/>
      <style:text-properties fo:font-variant="normal" fo:text-transform="none" fo:color="#000000" style:font-name="Liberation Serif" fo:font-size="12pt" fo:letter-spacing="normal" fo:font-style="italic" fo:font-weight="normal" officeooo:rsid="001c068e" officeooo:paragraph-rsid="001fe6a7" style:font-size-asian="12pt" style:font-style-asian="italic" style:font-size-complex="12pt" style:font-style-complex="italic"/>
    </style:style>
    <style:style style:name="P40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29126" officeooo:paragraph-rsid="0025bf3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5bf3f" officeooo:paragraph-rsid="0025bf3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4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e0511" fo:background-color="transparen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fa6b0" style:font-size-asian="12pt" style:font-size-complex="12pt"/>
    </style:style>
    <style:style style:name="P4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fa6b0" officeooo:paragraph-rsid="002fa6b0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4456" officeooo:paragraph-rsid="00334456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fo:font-weight="bold" officeooo:rsid="0027fe38" officeooo:paragraph-rsid="0027fe38" style:font-size-asian="12pt" style:font-weight-asian="bold" style:font-size-complex="12pt" style:font-weight-complex="bold"/>
    </style:style>
    <style:style style:name="P49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officeooo:rsid="002e0511" officeooo:paragraph-rsid="002e0511" fo:background-color="#ffffff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officeooo:paragraph-rsid="002e0511"/>
    </style:style>
    <style:style style:name="P51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000000" style:font-name="Liberation Serif" fo:font-size="12pt" officeooo:paragraph-rsid="002fa6b0"/>
    </style:style>
    <style:style style:name="P5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Liberation Serif" fo:font-size="12pt" officeooo:rsid="002fa6b0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  <style:text-properties fo:color="#333333" style:font-name="Open Sans" officeooo:paragraph-rsid="0025bf3f"/>
    </style:style>
    <style:style style:name="T1" style:family="text">
      <style:text-properties officeooo:rsid="001989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5f6c" style:font-weight-asian="bold" style:font-weight-complex="bold"/>
    </style:style>
    <style:style style:name="T4" style:family="text">
      <style:text-properties fo:font-weight="bold" officeooo:rsid="0027fe38" style:font-weight-asian="bold" style:font-weight-complex="bold"/>
    </style:style>
    <style:style style:name="T5" style:family="text">
      <style:text-properties fo:font-weight="bold" officeooo:rsid="00288f64" style:font-weight-asian="bold" style:font-weight-complex="bold"/>
    </style:style>
    <style:style style:name="T6" style:family="text">
      <style:text-properties fo:font-weight="bold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7" style:family="text">
      <style:text-properties fo:font-weight="bold" officeooo:rsid="003163b6" fo:background-color="transparent" loext:char-shading-value="0" style:font-style-asian="normal" style:font-weight-asian="bold" style:font-style-complex="normal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a7e66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126fa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22912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25bf3f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officeooo:rsid="001c068e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bold" officeooo:rsid="001e306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bold" officeooo:rsid="00229126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bold" officeooo:rsid="0024780f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officeooo:rsid="001c068e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officeooo:rsid="001e306f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officeooo:rsid="001c068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italic" officeooo:rsid="001c068e" style:font-size-asian="12pt" style:font-style-asian="italic" style:font-size-complex="12pt" style:font-style-complex="italic"/>
    </style:style>
    <style:style style:name="T22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italic" fo:font-weight="normal" officeooo:rsid="002126fa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000000" style:font-name="Liberation Serif" fo:font-size="11pt" fo:letter-spacing="normal" fo:font-style="italic" fo:font-weight="normal" officeooo:rsid="0025bf3f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variant="normal" fo:text-transform="none" fo:color="#000000" style:font-name="Liberation Serif" fo:font-size="11pt" fo:letter-spacing="normal" fo:font-style="normal" fo:font-weight="normal" officeooo:rsid="0025bf3f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officeooo:rsid="0027d47d" style:font-size-asian="12pt" style:font-size-complex="12pt"/>
    </style:style>
    <style:style style:name="T27" style:family="text">
      <style:text-properties fo:font-variant="normal" fo:text-transform="none" officeooo:rsid="002501c9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officeooo:rsid="0027d47d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font-weight="bold" officeooo:rsid="0027d47d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font-weight="bold" officeooo:rsid="002501c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font-size="12pt" fo:letter-spacing="normal" fo:font-style="normal" fo:font-weight="normal" officeooo:rsid="0027d47d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333333" style:font-name="Liberation Serif" fo:font-size="10.5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style:font-name="Liberation Serif" fo:font-size="10.5pt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style:font-name="Liberation Serif" fo:letter-spacing="normal" fo:font-style="normal" fo:font-weight="normal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font-name="Liberation Serif" fo:letter-spacing="normal" fo:font-style="normal" fo:font-weight="normal" officeooo:rsid="002e55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style:font-name="Liberation Serif" fo:letter-spacing="normal" fo:font-style="normal" fo:font-weight="normal" officeooo:rsid="002e674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style:font-name="Liberation Serif" fo:letter-spacing="normal" fo:font-style="normal" fo:font-weight="normal" officeooo:rsid="0027d47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style:font-name="Liberation Serif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style:font-name="Liberation Serif" fo:letter-spacing="normal" fo:font-style="normal" fo:font-weight="normal" officeooo:rsid="002fa6b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style:font-name="Liberation Serif" fo:letter-spacing="normal" fo:font-style="normal" fo:font-weight="bold" officeooo:rsid="002e0511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style:font-name="Liberation Serif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style:font-name="Liberation Serif" fo:letter-spacing="normal" fo:font-style="italic" fo:font-weight="normal" fo:background-color="transparent" loext:char-shading-value="0" style:font-size-asian="12pt" style:font-style-asian="italic" style:font-size-complex="12pt" style:font-style-complex="italic"/>
    </style:style>
    <style:style style:name="T43" style:family="text">
      <style:text-properties fo:font-variant="normal" fo:text-transform="none" style:font-name="Liberation Serif" fo:font-size="14pt" fo:letter-spacing="normal" fo:font-style="normal" fo:font-weight="normal" officeooo:rsid="002e55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letter-spacing="normal" fo:font-style="normal" fo:font-weight="normal" officeooo:rsid="0027d47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letter-spacing="normal" fo:font-style="normal" fo:font-weight="normal" officeooo:rsid="002e55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letter-spacing="normal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48" style:family="text">
      <style:text-properties fo:font-variant="normal" fo:text-transform="none" fo:letter-spacing="normal" fo:font-style="normal" fo:font-weight="bold" officeooo:rsid="0027d47d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2e555a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0" style:family="text">
      <style:text-properties fo:font-variant="normal" fo:text-transform="none" style:font-name="tahoma" fo:font-size="14pt" fo:letter-spacing="normal" fo:font-style="normal" fo:font-weight="bold" officeooo:rsid="002e555a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1" style:family="text">
      <style:text-properties fo:font-variant="normal" fo:text-transform="none" style:font-name="tahoma" fo:font-size="14pt" fo:letter-spacing="normal" fo:font-style="normal" fo:font-weight="normal" officeooo:rsid="002e555a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" style:family="text">
      <style:text-properties officeooo:rsid="001a7e66" style:font-weight-asian="bold" style:font-weight-complex="bold"/>
    </style:style>
    <style:style style:name="T53" style:family="text">
      <style:text-properties fo:font-size="12pt" style:font-size-asian="12pt" style:font-size-complex="12pt"/>
    </style:style>
    <style:style style:name="T54" style:family="text">
      <style:text-properties fo:font-weight="normal" officeooo:rsid="001a7e66" style:font-weight-asian="normal" style:font-weight-complex="normal"/>
    </style:style>
    <style:style style:name="T55" style:family="text">
      <style:text-properties fo:font-weight="normal" officeooo:rsid="001b5d20" style:font-weight-asian="normal" style:font-weight-complex="normal"/>
    </style:style>
    <style:style style:name="T56" style:family="text">
      <style:text-properties fo:font-style="normal" fo:font-weight="bold" officeooo:rsid="0024780f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2501c9" style:font-style-asian="normal" style:font-weight-asian="bold" style:font-style-complex="normal" style:font-weight-complex="bold"/>
    </style:style>
    <style:style style:name="T58" style:family="text">
      <style:text-properties fo:color="#000000" style:font-name="Liberation Serif" fo:font-weight="bold" officeooo:rsid="002501c9" style:font-weight-asian="bold" style:font-weight-complex="bold"/>
    </style:style>
    <style:style style:name="T59" style:family="text">
      <style:text-properties fo:color="#000000" style:font-name="Liberation Serif" fo:font-weight="normal" officeooo:rsid="002501c9" style:font-weight-asian="normal" style:font-weight-complex="normal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fo:background-color="#ffffff" loext:char-shading-value="0" style:font-style-asian="italic" style:font-style-complex="italic"/>
    </style:style>
    <style:style style:name="T62" style:family="text">
      <style:text-properties officeooo:rsid="0024780f"/>
    </style:style>
    <style:style style:name="T63" style:family="text">
      <style:text-properties style:text-line-through-style="none" style:text-line-through-type="none" style:text-underline-style="none" style:text-blinking="false"/>
    </style:style>
    <style:style style:name="T64" style:family="text">
      <style:text-properties officeooo:rsid="002e0511" fo:background-color="#ffffff" loext:char-shading-value="0" style:font-size-asian="12pt" style:font-size-complex="12pt"/>
    </style:style>
    <style:style style:name="T65" style:family="text">
      <style:text-properties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6" style:family="text">
      <style:text-properties officeooo:rsid="002fa6b0"/>
    </style:style>
    <style:style style:name="T67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ções das Questões do Moodle</text:p>
      <text:p text:style-name="P1">Programação Funcional</text:p>
      <text:p text:style-name="P3"/>
      <text:p text:style-name="P2"/>
      <text:p text:style-name="P4"><text:span text:style-name="T1">1- </text:span>Escreva uma função soma que recebe dois parâmetros e devolve a soma dos dois parâmetros.</text:p>
      <text:p text:style-name="P5"/>
      <text:p text:style-name="P7"><text:tab/><text:tab/><text:tab/><text:tab/><text:span text:style-name="T2">soma x y = x + y</text:span></text:p>
      <text:p text:style-name="P5"/>
      <text:p text:style-name="P6"><text:span text:style-name="T1">2- </text:span>Defina a função interior tal que (interior xs) é uma lista obtida eliminando os extremos da lista xs. </text:p>
      <text:p text:style-name="P6"><text:tab/>Por exemplo: <text:span text:style-name="T60">interior [2,5,3,7,3] == [5,3,7]</text:span></text:p>
      <text:p text:style-name="P6"/>
      <text:p text:style-name="P8"><text:tab/><text:tab/><text:tab/><text:tab/>interior xs = tail (init xs)</text:p>
      <text:p text:style-name="P8"/>
      <text:p text:style-name="P10"><text:span text:style-name="T52">OBS.: tail : </text:span><text:span text:style-name="T54">ele aceita uma lista e retorna a lista sem seu primeiro item.</text:span></text:p>
      <text:p text:style-name="P11"><text:span text:style-name="T54"><text:tab/> <text:s text:c="3"/></text:span><text:span text:style-name="T55">I</text:span><text:span text:style-name="T52">nit: </text:span><text:span text:style-name="T55">eles aceita uma lista e retorna a lista sem o último item.</text:span></text:p>
      <text:p text:style-name="P30"/>
      <text:p text:style-name="P31">3- Dado três valores a, b e c, escreva uma função iguais3 que retorne quantos dos três são iguais. A resposta pode ser 3 (todos iguais), 2 (dois iguais) ou 0 (todos diferentes).</text:p>
      <text:p text:style-name="P31"><text:tab/><text:tab/><text:tab/><text:tab/> </text:p>
      <text:p text:style-name="P12"><text:span text:style-name="T8"><text:tab/><text:tab/><text:tab/><text:tab/></text:span><text:span text:style-name="T13">iguais3 a b c <text:s/>| a == b &amp;&amp; a == c <text:s/>&amp;&amp; c == b = 3</text:span></text:p>
      <text:p text:style-name="P37"><text:tab/><text:tab/><text:tab/><text:tab/><text:tab/><text:tab/> <text:s text:c="8"/>| a == b | | a == <text:s/>c | | c == b = 2</text:p>
      <text:p text:style-name="P37"><text:tab/><text:tab/><text:tab/><text:tab/><text:tab/><text:tab/> <text:s text:c="8"/>| otherwise = 0 </text:p>
      <text:p text:style-name="P37"/>
      <text:p text:style-name="P14"><text:span text:style-name="T20">4- </text:span><text:span text:style-name="T18">Defina a função max3 tal que (max3 x y z) é o máximo entre x, y e z. </text:span></text:p>
      <text:p text:style-name="P15"><text:span text:style-name="T18"><text:s text:c="6"/>Por exemplo: </text:span><text:span text:style-name="T21">max3 6 2 4 == 6 <text:s/>// max3 6 7 4 == 7 // max3 6 7 9 == 9</text:span></text:p>
      <text:p text:style-name="P39"/>
      <text:p text:style-name="P13"><text:span text:style-name="T18"><text:tab/><text:tab/><text:tab/><text:tab/></text:span><text:span text:style-name="T14">max3 x y z = <text:s/>max(max x y) z</text:span></text:p>
      <text:p text:style-name="P32"/>
      <text:p text:style-name="P9"><text:span text:style-name="T19">O</text:span><text:span text:style-name="T17">BS.: max: </text:span><text:span text:style-name="T9">retorna o maior de seus dois argumentos.</text:span></text:p>
      <text:p text:style-name="P33"/>
      <text:p text:style-name="P16"><text:span text:style-name="T10">5- </text:span><text:span text:style-name="T9">Defina uma função somaImpares tal que (somaImpares xs) devolve a soma dos elementos ímpares de uma lista.<text:line-break/></text:span><text:span text:style-name="T10">Por exemplo: </text:span><text:span text:style-name="T23">somaImpares [2,3,1,5] == 9 // somaImpares [1,1,4,2] == 2</text:span><text:span text:style-name="T9"><text:line-break/>Dica: </text:span><text:span text:style-name="T22">a função odd, filter.</text:span></text:p>
      <text:p text:style-name="P34"/>
      <text:p text:style-name="P16"><text:span text:style-name="T9"><text:tab/><text:tab/><text:tab/> </text:span><text:span text:style-name="T16">s</text:span><text:span text:style-name="T15">omaImpares xs = sum (filter odd (xs))</text:span></text:p>
      <text:p text:style-name="P38"/>
      <text:p text:style-name="P17"><text:span text:style-name="T15">OBS.: sum: </text:span><text:span text:style-name="T9">calcula uma soma de todos os elementos na lista.</text:span></text:p>
      <text:p text:style-name="P17"><text:span text:style-name="T9"><text:tab/> <text:s text:c="3"/></text:span><text:span text:style-name="T15">filter: </text:span><text:span text:style-name="T11">retorna uma lista construída a partir de membros de uma lista (o segundo argumento) <text:tab/><text:tab/><text:tab/><text:tab/>cumprindo uma condição fornecida pelo primeiro argumento.</text:span></text:p>
      <text:p text:style-name="P17"><text:span text:style-name="T11"><text:tab/> <text:s text:c="2"/></text:span><text:span text:style-name="T15">Odd: </text:span><text:span text:style-name="T11">retorna True se a integral for ímpar, caso contrário, False.</text:span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6- Defina a função neglist xs que computa o número de elementos negativos em uma lista xs.</text:p>
      <text:p text:style-name="P21"><text:span text:style-name="T62">Por exemplo: </text:span><text:span text:style-name="T60">neglist [ 1 , 2 , 3 , 4 , 5 ] == 0 // neglist [1 , −3 , −4 ,3 ,4 , −5] == 3</text:span></text:p>
      <text:p text:style-name="P21">Dica: <text:span text:style-name="T60">usa a função filter e length.</text:span></text:p>
      <text:p text:style-name="P21"><text:span text:style-name="T60"><text:tab/><text:tab/><text:tab/><text:tab/></text:span><text:span text:style-name="T56">neglist xs </text:span><text:span text:style-name="T57">= length (filter (&lt; 0) xs)</text:span></text:p>
      <text:p text:style-name="P29"><text:span text:style-name="T58">OBS.: lenght: </text:span><text:span text:style-name="T59">retorna o número de itens em uma lista. <text:s text:c="78"/><text:tab/> <text:s text:c="4"/></text:span><text:span text:style-name="T15">filter: </text:span><text:span text:style-name="T11">retorna uma lista construída a partir de membros de uma lista (o segundo argumento) <text:tab/><text:tab/><text:tab/> <text:s/>cumprindo uma condição fornecida pelo primeiro argumento.</text:span></text:p>
      <text:p text:style-name="P40"/>
      <text:p text:style-name="P41">7- Defina a função final tal que (final xs) é uma lista formada pelos n elementos finais de xs. </text:p>
      <text:p text:style-name="P29"><text:span text:style-name="T12">Por exemplo: </text:span><text:span text:style-name="T24">final 3 [2,5,4,7,9,6] == [7,9,6] // final 2 [</text:span><text:span text:style-name="T25">2,5,4,7,9,6</text:span><text:span text:style-name="T24">] == [9,6] // final 1 [2,5,4,7,9,6] == [6]</text:span></text:p>
      <text:p text:style-name="P18"><text:tab/><text:tab/><text:span text:style-name="T3">final n xs = if (n &gt;= length xs) then xs else (drop n xs)</text:span></text:p>
      <text:p text:style-name="P23"><text:span text:style-name="T29">OBS.: </text:span><text:span text:style-name="T26"><text:s/></text:span><text:span text:style-name="T30">lenght: </text:span><text:span text:style-name="T27">retorna o número de itens em uma lista. <text:s text:c="68"/><text:tab/> <text:s text:c="4"/></text:span><text:span text:style-name="T29">Drop: </text:span><text:span text:style-name="T28">Exclua os primeiros N elementos de uma lista.</text:span><text:span text:style-name="T27"> <text:s text:c="80"/></text:span></text:p>
      <text:p text:style-name="P19"/>
      <text:p text:style-name="P25"><text:span text:style-name="T31">8- </text:span><text:span text:style-name="T53">Joãozinho acaba de mudar de escola e a primeira coisa que percebeu na nova escola é que a gangorra do parquinho não é simétrica, uma das extremidades é mais longa que a outra. Após brincar algumas vezes com um amigo de mesmo peso, ele percebeu que quando está em uma extremidade, a gangorra se desequilibra para o lado dele (ou seja, ele fica na parte de baixo, e o amigo na parte de cima), mas quando eles trocam de lado, a gangorra se desequilibra para o lado do amigo.</text:span></text:p>
      <text:p text:style-name="P20">Sem entender a situação, Joãozinho pediu ajuda a outro amigo de outra série, que explicou que o comprimento do lado interfere no equilíbrio da gangorra, pois a gangorra estará equilibrada quando</text:p>
      <text:p text:style-name="P26"><text:bookmark text:name="action_link5ea770f59c61a4"/><draw:a xlink:type="simple" xlink:href="https://moodle.quixada.ufc.br/filter/tex/displaytex.php?texexp=%20%5Cbegin%7Bequation%7D%0D%0A%0D%0AP_1%20%5Ctimes%20C_1%20%3D%20P_2%20%5Ctimes%20C_2%0D%0A%0D%0A%5Cend%7Bequation%7D%0D%0A%0D%0A%0D%0A%0D%0A%20"><draw:frame draw:style-name="fr1" draw:name="Figura1" text:anchor-type="as-char" svg:width="6.191cm" svg:height="0.82cm" draw:z-index="0"><draw:image xlink:href="Pictures/10000200000000E80000001DDF341DB99A84AE74.gif" xlink:type="simple" xlink:show="embed" xlink:actuate="onLoad" loext:mime-type="image/gif"/><svg:title> \begin{equation}P_1 \times C_1 = P_2 \times C_2\end{equation} </svg:title></draw:frame></draw:a></text:p>
      <text:p text:style-name="P20">onde<text:bookmark text:name="action_link5ea770f59c61a5"/> <text:span text:style-name="T63"><draw:a xlink:type="simple" xlink:href="https://moodle.quixada.ufc.br/filter/tex/displaytex.php?texexp=%20P_1%20"><draw:frame draw:style-name="fr1" draw:name="Figura2" text:anchor-type="as-char" svg:width="1.111cm" svg:height="0.767cm" draw:z-index="1"><draw:image xlink:href="Pictures/10000200000000280000001BC268404EEE448160.gif" xlink:type="simple" xlink:show="embed" xlink:actuate="onLoad" loext:mime-type="image/gif"/><svg:title> P_1 </svg:title></draw:frame></draw:a></text:span><text:span text:style-name="T63"><text:s/></text:span>e<text:bookmark text:name="action_link5ea770f59c61a6"/> <text:span text:style-name="T63"><draw:a xlink:type="simple" xlink:href="https://moodle.quixada.ufc.br/filter/tex/displaytex.php?texexp=%20P_2%20"><draw:frame draw:style-name="fr1" draw:name="Figura3" text:anchor-type="as-char" svg:width="1.111cm" svg:height="0.767cm" draw:z-index="2"><draw:image xlink:href="Pictures/10000200000000280000001BAE14D6DEC533F2B8.gif" xlink:type="simple" xlink:show="embed" xlink:actuate="onLoad" loext:mime-type="image/gif"/><svg:title> P_2 </svg:title></draw:frame></draw:a></text:span><text:span text:style-name="T63"><text:s/></text:span>são os pesos da criança no lado esquerdo e direito, respectivamente, e<text:bookmark text:name="action_link5ea770f59c61a7"/> <draw:a xlink:type="simple" xlink:href="https://moodle.quixada.ufc.br/filter/tex/displaytex.php?texexp=%20C_1%20"><draw:frame draw:style-name="fr1" draw:name="Figura4" text:anchor-type="as-char" svg:width="1.111cm" svg:height="0.82cm" draw:z-index="8"><draw:image xlink:href="Pictures/10000200000000280000001D6BC2BD36068A6277.gif" xlink:type="simple" xlink:show="embed" xlink:actuate="onLoad" loext:mime-type="image/gif"/><svg:title> C_1 </svg:title></draw:frame></draw:a><text:s/>e<text:bookmark text:name="action_link5ea770f59c61a8"/> <text:span text:style-name="T63"><draw:a xlink:type="simple" xlink:href="https://moodle.quixada.ufc.br/filter/tex/displaytex.php?texexp=%20C_2%20"><draw:frame draw:style-name="fr1" draw:name="Figura5" text:anchor-type="as-char" svg:width="1.111cm" svg:height="0.82cm" draw:z-index="3"><draw:image xlink:href="Pictures/10000200000000280000001D7EDCCC7750421CC2.gif" xlink:type="simple" xlink:show="embed" xlink:actuate="onLoad" loext:mime-type="image/gif"/><svg:title> C_2 </svg:title></draw:frame></draw:a></text:span><text:span text:style-name="T63"><text:s/></text:span>são os comprimentos da gangorra do lado esquerdo e direito, respectivamente.</text:p>
      <text:p text:style-name="P20">Escreva uma função gangorra que recebe quatro inteiros<text:bookmark text:name="action_link5ea770f59c61a51"/> <text:span text:style-name="T63"><draw:a xlink:type="simple" xlink:href="https://moodle.quixada.ufc.br/filter/tex/displaytex.php?texexp=%20P_1%20"><draw:frame draw:style-name="fr1" draw:name="Figura6" text:anchor-type="as-char" svg:width="1.111cm" svg:height="0.767cm" draw:z-index="4"><draw:image xlink:href="Pictures/10000200000000280000001BC268404EEE448160.gif" xlink:type="simple" xlink:show="embed" xlink:actuate="onLoad" loext:mime-type="image/gif"/><svg:title> P_1 </svg:title></draw:frame></draw:a></text:span><text:span text:style-name="T63"><text:s/></text:span>,<text:bookmark text:name="action_link5ea770f59c61a71"/><text:span text:style-name="T63"><draw:a xlink:type="simple" xlink:href="https://moodle.quixada.ufc.br/filter/tex/displaytex.php?texexp=%20C_1%20"><draw:frame draw:style-name="fr1" draw:name="Figura7" text:anchor-type="as-char" svg:width="1.111cm" svg:height="0.82cm" draw:z-index="5"><draw:image xlink:href="Pictures/10000200000000280000001D6BC2BD36068A6277.gif" xlink:type="simple" xlink:show="embed" xlink:actuate="onLoad" loext:mime-type="image/gif"/><svg:title> C_1 </svg:title></draw:frame></draw:a></text:span><text:span text:style-name="T63"> </text:span>,<text:bookmark text:name="action_link5ea770f59c61a61"/><text:span text:style-name="T63"><draw:a xlink:type="simple" xlink:href="https://moodle.quixada.ufc.br/filter/tex/displaytex.php?texexp=%20P_2%20"><draw:frame draw:style-name="fr1" draw:name="Figura8" text:anchor-type="as-char" svg:width="1.111cm" svg:height="0.767cm" draw:z-index="6"><draw:image xlink:href="Pictures/10000200000000280000001BAE14D6DEC533F2B8.gif" xlink:type="simple" xlink:show="embed" xlink:actuate="onLoad" loext:mime-type="image/gif"/><svg:title> P_2 </svg:title></draw:frame></draw:a></text:span><text:span text:style-name="T63"> </text:span>e<text:bookmark text:name="action_link5ea770f59c61a81"/> <text:span text:style-name="T63"><draw:a xlink:type="simple" xlink:href="https://moodle.quixada.ufc.br/filter/tex/displaytex.php?texexp=%20C_2%20"><draw:frame draw:style-name="fr1" draw:name="Figura9" text:anchor-type="as-char" svg:width="1.111cm" svg:height="0.82cm" draw:z-index="7"><draw:image xlink:href="Pictures/10000200000000280000001D7EDCCC7750421CC2.gif" xlink:type="simple" xlink:show="embed" xlink:actuate="onLoad" loext:mime-type="image/gif"/><svg:title> C_2 </svg:title></draw:frame></draw:a></text:span>, que são respectivamente, o peso da criança e o comprimento da gangorra do lado esquerdo e o o peso da criança e o comprimento da gangorra do lado direito. Se a gangorra estiver equilibrada, a função gangorra devolve 0. Se ela estiver desequilibrada de modo que a criança esquerda esteja na parte de baixo, a função gangorra devolve -1, senão, devolve 1.</text:p>
      <text:p text:style-name="P22">Por exemplo: <text:span text:style-name="T61">gangorra 30 100 60 50 == 0 // gangorra 40 40 38 60 == 1</text:span></text:p>
      <text:p text:style-name="P22"><text:s text:c="4"/><text:tab/><text:tab/><text:tab/><text:tab/><text:span text:style-name="T4">gangorra p1 c1 p2 c2 <text:s/>| </text:span><text:span text:style-name="T5">(</text:span><text:span text:style-name="T4">p1 * c1</text:span><text:span text:style-name="T5">)</text:span><text:span text:style-name="T4"> == </text:span><text:span text:style-name="T5">(</text:span><text:span text:style-name="T4">p2 * c2</text:span><text:span text:style-name="T5">)</text:span><text:span text:style-name="T4"> = 0 <text:s text:c="58"/><text:tab/><text:tab/><text:tab/><text:tab/><text:tab/><text:tab/><text:tab/><text:tab/><text:tab/> <text:s text:c="2"/>| </text:span><text:span text:style-name="T5">(</text:span><text:span text:style-name="T4">p1 * c1</text:span><text:span text:style-name="T5">) </text:span><text:span text:style-name="T4">&gt; </text:span><text:span text:style-name="T5">(</text:span><text:span text:style-name="T4">p2 * c2</text:span><text:span text:style-name="T5">) </text:span><text:span text:style-name="T4">= -1 <text:s text:c="77"/><text:tab/><text:tab/><text:tab/><text:tab/><text:tab/><text:tab/><text:tab/><text:tab/><text:tab/> <text:s text:c="2"/>| </text:span><text:span text:style-name="T5">(</text:span><text:span text:style-name="T4">p1 * c1</text:span><text:span text:style-name="T5">)</text:span><text:span text:style-name="T4"> &lt; </text:span><text:span text:style-name="T5">(</text:span><text:span text:style-name="T4">p2 * c2</text:span><text:span text:style-name="T5">) </text:span><text:span text:style-name="T4">= 1</text:span></text:p>
      <text:p text:style-name="P48"><text:s text:c="66"/></text:p>
      <text:p text:style-name="P22"><text:soft-page-break/><text:span text:style-name="T4"><text:tab/><text:tab/><text:tab/><text:tab/><text:tab/><text:tab/><text:tab/><text:tab/><text:tab/><text:tab/> </text:span><text:tab/><text:tab/></text:p>
      <text:p text:style-name="P24"/>
      <text:p text:style-name="P50"><text:span text:style-name="T64">9- </text:span><text:span text:style-name="T34">Defina uma função segmento tal que (segmento n m xs) é uma lista dos elementos de xs compreendidos entre as posições m e n. </text:span></text:p>
      <text:p text:style-name="P50"><text:span text:style-name="T34">Por exemplo:</text:span><text:span text:style-name="T42"> segmento 3 4 [3,4,1,2,7,9,0] == [1,2] // segmento 1 2 [3,4,1,2,7,9,0] == [3,4] //<text:line-break/>segmento 1 3 [3,4,1,2,7,9,0] == [3,4,1] // segmento 1 1 [3,4,1,2,7,9,0] == [3] // <text:s text:c="21"/>segmento 1 4 [3,4,1,2,7,9,0] == [3,4,1,2] // segmento 1 5 [3,4,1,2,7,9,0] == [3,4,1,2,7]</text:span></text:p>
      <text:p text:style-name="P43"><text:span text:style-name="T34">Dica: </text:span><text:span text:style-name="T60">use a função drop e take</text:span></text:p>
      <text:p text:style-name="P50"><text:span text:style-name="T34"><text:tab/><text:tab/><text:tab/></text:span><text:span text:style-name="T40">segmento n m xs = drop (n-1) (take m xs)</text:span></text:p>
      <text:p text:style-name="P50"><text:span text:style-name="T40">OBS.: d</text:span><text:span text:style-name="T48">rop: </text:span><text:span text:style-name="T44">Exclua os primeiros N elementos de uma lista. <text:s text:c="56"/><text:tab/><text:tab/> <text:s text:c="2"/></text:span><text:span text:style-name="T45">t</text:span><text:span text:style-name="T49">ake: </text:span><text:span text:style-name="T35">cria uma lista, o primeiro argumento determina, quantos itens devem ser retirados da <text:tab/><text:tab/><text:tab/></text:span><text:span text:style-name="T36">l</text:span><text:span text:style-name="T35">ista passada como o segundo argumento.</text:span></text:p>
      <text:p text:style-name="P50"><text:span text:style-name="T37"/></text:p>
      <text:p text:style-name="P51"><text:span text:style-name="T37">1</text:span><text:span text:style-name="T39">0- </text:span><text:span text:style-name="T38">Defina a função somaQuadrados que recebe um inteiro n como argumento e devolve a soma dos quadrados dos primeiros n inteiros, ou seja,</text:span></text:p>
      <text:p text:style-name="P44">somaQuadrados n == 1^2 + 2^2 + .. + n^2</text:p>
      <text:p text:style-name="P45"><text:span text:style-name="T66">Por e</text:span>xemplo: <text:span text:style-name="T60">somaQuadrados 1 == 1 // somaQuadrados 2 == 5 // somaQuadrados 3 == 14 // somaQuadrados 150 == 1136275</text:span></text:p>
      <text:p text:style-name="P46"><text:span text:style-name="T65"><text:s/><text:tab/><text:tab/><text:tab/><text:tab/><text:tab/></text:span><text:span text:style-name="T7">somaQuadrados n = sum(map(\x → x*x) [1..n])</text:span></text:p>
      <text:p text:style-name="P47"><text:span text:style-name="T7">O</text:span><text:span text:style-name="T6">BS.: sum: </text:span><text:span text:style-name="T67">calcula uma soma de todos os elementos na lista.</text:span></text:p>
      <text:p text:style-name="P45"/>
      <text:p text:style-name="P44"/>
      <text:p text:style-name="P44"/>
      <text:p text:style-name="P44"/>
      <text:p text:style-name="P52"><text:span text:style-name="T47"/></text:p>
      <text:p text:style-name="P42"/>
      <text:p text:style-name="P42"/>
      <text:p text:style-name="P42"/>
      <text:p text:style-name="P42"/>
      <text:p text:style-name="P42"/>
      <text:p text:style-name="P42"/>
      <text:p text:style-name="P49"/>
      <text:p text:style-name="P28"/>
      <text:p text:style-name="P27"><text:soft-page-break/><text:line-break/></text:p>
      <text:p text:style-name="P5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tahoma" svg:font-family="tahoma, verdana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9:56:05.952956836</meta:creation-date>
    <dc:date>2020-04-29T10:55:46.193790646</dc:date>
    <meta:editing-duration>PT1H45M42S</meta:editing-duration>
    <meta:editing-cycles>21</meta:editing-cycles>
    <meta:generator>LibreOffice/6.0.7.3$Linux_X86_64 LibreOffice_project/00m0$Build-3</meta:generator>
    <meta:document-statistic meta:table-count="0" meta:image-count="9" meta:object-count="0" meta:page-count="4" meta:paragraph-count="53" meta:word-count="930" meta:character-count="5445" meta:non-whitespace-character-count="3873"/>
  </office:meta>
</office:document-meta>
</file>